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845cm"/>
    </style:style>
    <style:style style:name="P1" style:family="paragraph"/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698cm" svg:height="3.095cm" svg:x="1.015cm" svg:y="0.994cm">
          <draw:text-box>
            <text:p>Controls V--: not printable</text:p>
            <text:p>Dimension Lines -P-: not visible</text:p>
            <text:p>Background objects VPL: locke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>
        <svg:desc>visible, printable, locked</svg:desc>
      </draw:layer>
      <draw:layer draw:name="controls">
        <svg:desc>visible, not printable, not locked</svg:desc>
      </draw:layer>
      <draw:layer draw:name="measurelines">
        <svg:desc>not visible, printable, not locked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1T18:52:46.393000000</meta:creation-date>
    <dc:title>DIN A5 quer</dc:title>
    <meta:editing-duration>PT8M55S</meta:editing-duration>
    <meta:editing-cycles>3</meta:editing-cycles>
    <meta:generator>LO_forCommit_15Aug/6.2.0.0.alpha0$Windows_X86_64 LibreOffice_project/15d7856c63191ea10039314016a47b1438587aaf</meta:generator>
    <meta:initial-creator>Regina Henschel</meta:initial-creator>
    <dc:date>2018-08-21T19:01:33.436000000</dc:date>
    <dc:creator>Regina Henschel</dc:creator>
    <dc:description>Has visible/printing/locked information in settings.xml.
Has no attributes draw:display and draw:protected.

Expected behavior after Load and Save:
The existing layers have still the same bits. The values for not existing layers is abitrary in the bitfield.
The &lt;draw:layer&gt; elements have the correct attributes.</dc:description>
    <meta:document-statistic meta:object-count="1"/>
    <meta:template xlink:type="simple" xlink:actuate="onRequest" xlink:title="DIN A5 quer" xlink:href="../../../../Build_forCommit/core/instdir/user/template/DIN%20A5%20quer.otg" meta:date="2018-08-21T18:52:42.279000000"/>
  </office:meta>
</office:document-meta>
</file>